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svg:font-family="'Noto Kufi Arabic'"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egoe UI" svg:font-family="'Segoe UI'" style:font-family-generic="system" style:font-pitch="variable"/>
    <style:font-face style:name="gg sans" svg:font-family="'gg sans', 'Noto Sans', 'Helvetica Neue', Helvetica, Arial, sans-serif"/>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officeooo:paragraph-rsid="00161672"/>
    </style:style>
    <style:style style:name="P3" style:family="paragraph" style:parent-style-name="Preformatted_20_Text" style:list-style-name="L17">
      <style:paragraph-properties fo:margin-top="0in" fo:margin-bottom="0.1965in" style:contextual-spacing="false"/>
    </style:style>
    <style:style style:name="P4" style:family="paragraph" style:parent-style-name="Preformatted_20_Text" style:list-style-name="L20">
      <style:paragraph-properties fo:margin-top="0in" fo:margin-bottom="0.1965in" style:contextual-spacing="false"/>
    </style:style>
    <style:style style:name="P5" style:family="paragraph" style:parent-style-name="Preformatted_20_Text" style:list-style-name="L23">
      <style:paragraph-properties fo:margin-top="0in" fo:margin-bottom="0.1965in" style: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paragraph-properties fo:margin-top="0in" fo:margin-bottom="0in" style:contextual-spacing="false"/>
      <style:text-properties officeooo:paragraph-rsid="00161672"/>
    </style:style>
    <style:style style:name="P11" style:family="paragraph" style:parent-style-name="Text_20_body" style:list-style-name="L4">
      <style:text-properties officeooo:paragraph-rsid="00161672"/>
    </style:style>
    <style:style style:name="P12" style:family="paragraph" style:parent-style-name="Text_20_body" style:list-style-name="L1">
      <style:paragraph-properties fo:margin-top="0in" fo:margin-bottom="0in" style:contextual-spacing="false"/>
      <style:text-properties officeooo:rsid="00129d5d" officeooo:paragraph-rsid="00129d5d"/>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paragraph-properties fo:text-align="center" style:justify-single-word="false"/>
      <style:text-properties officeooo:rsid="0013808d" officeooo:paragraph-rsid="0013808d"/>
    </style:style>
    <style:style style:name="P16" style:family="paragraph" style:parent-style-name="Text_20_body">
      <style:text-properties officeooo:paragraph-rsid="0013808d"/>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text-properties officeooo:paragraph-rsid="0017952b"/>
    </style:style>
    <style:style style:name="P20" style:family="paragraph" style:parent-style-name="Text_20_body" style:list-style-name="L8">
      <style:paragraph-properties fo:margin-top="0in" fo:margin-bottom="0in" style:contextual-spacing="false"/>
      <style:text-properties officeooo:paragraph-rsid="0017952b"/>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text-properties officeooo:paragraph-rsid="00161672"/>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text-properties style:font-name="Liberation Serif" fo:font-size="18pt" fo:font-weight="bold" officeooo:paragraph-rsid="0017952b" style:font-name-asian="Noto Sans" style:font-size-asian="18pt" style:font-weight-asian="bold" style:font-name-complex="Noto Sans Devanagari" style:font-size-complex="18pt" style:font-weight-complex="bold"/>
    </style:style>
    <style:style style:name="P31" style:family="paragraph" style:parent-style-name="Text_20_body">
      <style:text-properties style:font-name="Liberation Serif" fo:font-size="12pt" fo:font-weight="bold" officeooo:paragraph-rsid="00161672" style:font-name-asian="Noto Sans" style:font-size-asian="12pt" style:font-weight-asian="bold" style:font-name-complex="Noto Sans Devanagari" style:font-size-complex="12pt" style:font-weight-complex="bold"/>
    </style:style>
    <style:style style:name="P32" style:family="paragraph" style:parent-style-name="Text_20_body" style:list-style-name="L11">
      <style:paragraph-properties fo:margin-top="0in" fo:margin-bottom="0in" style:contextual-spacing="false"/>
      <style:text-properties officeooo:rsid="00161672" officeooo:paragraph-rsid="00161672"/>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4"/>
    <style:style style:name="P39" style:family="paragraph" style:parent-style-name="Text_20_body" style:list-style-name="L27"/>
    <style:style style:name="P40" style:family="paragraph" style:parent-style-name="Text_20_body" style:list-style-name="L27">
      <style:paragraph-properties fo:margin-top="0in" fo:margin-bottom="0in" style:contextual-spacing="false"/>
    </style:style>
    <style:style style:name="P41" style:family="paragraph" style:parent-style-name="Text_20_body" style:list-style-name="L27">
      <style:paragraph-properties fo:margin-top="0in" fo:margin-bottom="0in" style:contextual-spacing="false"/>
      <style:text-properties officeooo:paragraph-rsid="0017952b"/>
    </style:style>
    <style:style style:name="P42" style:family="paragraph" style:parent-style-name="Text_20_body" style:list-style-name="L29"/>
    <style:style style:name="P43" style:family="paragraph" style:parent-style-name="Text_20_body" style:list-style-name="L29">
      <style:paragraph-properties fo:margin-top="0in" fo:margin-bottom="0in" style:contextual-spacing="false"/>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fo:font-size="13pt" officeooo:rsid="0018af66" officeooo:paragraph-rsid="0018af66" style:font-size-asian="11.3500003814697pt" style:font-size-complex="13pt"/>
    </style:style>
    <style:style style:name="T1" style:family="text">
      <style:text-properties officeooo:rsid="00129d5d"/>
    </style:style>
    <style:style style:name="T2" style:family="text">
      <style:text-properties officeooo:rsid="0013808d"/>
    </style:style>
    <style:style style:name="T3" style:family="text">
      <style:text-properties fo:font-size="20pt" style:font-size-asian="20pt" style:font-size-complex="20pt"/>
    </style:style>
    <style:style style:name="T4" style:family="text">
      <style:text-properties officeooo:rsid="00161672"/>
    </style:style>
    <style:style style:name="T5" style:family="text">
      <style:text-properties style:font-name="Liberation Serif" fo:font-size="18pt" fo:font-weight="bold" style:font-name-asian="Noto Sans" style:font-size-asian="18pt" style:font-weight-asian="bold" style:font-name-complex="Noto Sans Devanagari" style:font-size-complex="18pt" style:font-weight-complex="bold"/>
    </style:style>
    <style:style style:name="T6" style:family="text">
      <style:text-properties fo:background-color="#b2b2b2" loext:char-shading-value="0"/>
    </style:style>
    <style:style style:name="T7" style:family="text">
      <style:text-properties officeooo:rsid="0017952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reak Timer</text:h>
      <text:p text:style-name="P44"/>
      <text:p text:style-name="P44"/>
      <text:p text:style-name="P44"/>
      <text:p text:style-name="P44"/>
      <text:p text:style-name="P44"/>
      <text:p text:style-name="P44"/>
      <text:p text:style-name="P44"/>
      <text:p text:style-name="P44"/>
      <text:p text:style-name="P45">For Swoftware Engeneraing II</text:p>
      <text:p text:style-name="P45">By Anas Elgarhy &amp; Abdulluh Shehata</text:p>
      <text:p text:style-name="P45">BNS center – Egyptian E-learning University</text:p>
      <text:p text:style-name="P45"/>
      <text:p text:style-name="P45"><text:a xlink:type="simple" xlink:href="https://github.com/anaselgarhy/BreakTimer" text:style-name="Internet_20_link" text:visited-style-name="Visited_20_Internet_20_Link">Project Repo</text:a> on GitHub, Direct <text:a xlink:type="simple" xlink:href="https://github.com/anaselgarhy/BreakTimer/archive/refs/heads/master.zip" text:style-name="Internet_20_link" text:visited-style-name="Visited_20_Internet_20_Link">Download link as zip</text:a></text:p>
      <text:p text:style-name="P45"/>
      <text:p text:style-name="P45"/>
      <text:p text:style-name="P45"/>
      <text:p text:style-name="P45"/>
      <text:p text:style-name="P45"/>
      <text:p text:style-name="P45"/>
      <text:p text:style-name="P45"/>
      <text:p text:style-name="P15"><text:soft-page-break/><text:span text:style-name="T3">Outline</text:span></text:p>
      <text:p text:style-name="P16">Here is an outline of the documentation:</text:p>
      <text:list xml:id="list839985931" text:style-name="L8">
        <text:list-item>
          <text:p text:style-name="P17">Introduction:</text:p>
          <text:list>
            <text:list-item>
              <text:p text:style-name="P18">Provide an overview of the Break Timer program and its features.</text:p>
            </text:list-item>
            <text:list-item>
              <text:p text:style-name="P18">Explain that users need to create an account in order to use the program.</text:p>
            </text:list-item>
            <text:list-item>
              <text:p text:style-name="P18">Describe the benefits of using the program, such as helping users to stay focused and productive while working.</text:p>
            </text:list-item>
          </text:list>
        </text:list-item>
        <text:list-item>
          <text:p text:style-name="P17">Creating an Account:</text:p>
          <text:list>
            <text:list-item>
              <text:p text:style-name="P18">Describe the process for creating an account, including any required information and steps.</text:p>
            </text:list-item>
            <text:list-item>
              <text:p text:style-name="P18">Explain how to log in to the program once an account has been created.</text:p>
            </text:list-item>
            <text:list-item>
              <text:p text:style-name="P18">Offer assistance or troubleshooting tips in case of any issues with creating an account.</text:p>
            </text:list-item>
          </text:list>
        </text:list-item>
        <text:list-item>
          <text:p text:style-name="P17">Creating Timers:</text:p>
          <text:list>
            <text:list-item>
              <text:p text:style-name="P18">Describe how to create a new timer, including options for setting an icon, name, description, work time, and break time.</text:p>
            </text:list-item>
            <text:list-item>
              <text:p text:style-name="P18">Explain how to edit or delete a timer once it has been created.</text:p>
            </text:list-item>
            <text:list-item>
              <text:p text:style-name="P18">Note that users can create an unlimited number of timers.</text:p>
            </text:list-item>
          </text:list>
        </text:list-item>
        <text:list-item>
          <text:p text:style-name="P17">Using Timers:</text:p>
          <text:list>
            <text:list-item>
              <text:p text:style-name="P18">Describe the process for starting and stopping a timer.</text:p>
            </text:list-item>
            <text:list-item>
              <text:p text:style-name="P18">Explain any notifications or alerts that may be generated when a timer finishes or when a break time begins.</text:p>
            </text:list-item>
            <text:list-item>
              <text:p text:style-name="P18">Offer tips for using the timers effectively, such as setting realistic work and break times.</text:p>
            </text:list-item>
          </text:list>
        </text:list-item>
        <text:list-item>
          <text:p text:style-name="P17">Accessing and Editing Timers:</text:p>
        </text:list-item>
      </text:list>
      <text:list text:style-name="L9">
        <text:list-item>
          <text:list>
            <text:list-item>
              <text:p text:style-name="P22">Describe how to access the list of timers that have been created by a user.</text:p>
            </text:list-item>
            <text:list-item>
              <text:p text:style-name="P22">Explain how to edit or delete a timer once it has been created.</text:p>
            </text:list-item>
            <text:list-item>
              <text:p text:style-name="P21">Note that users can create an unlimited number of timers</text:p>
            </text:list-item>
          </text:list>
        </text:list-item>
      </text:list>
      <text:list xml:id="list233151081147894" text:continue-list="list839985931" text:style-name="L8">
        <text:list-item>
          <text:p text:style-name="P17">Viewing Timer History:</text:p>
        </text:list-item>
      </text:list>
      <text:list text:style-name="L15">
        <text:list-item>
          <text:list>
            <text:list-item>
              <text:p text:style-name="P29">Explain how users can view a history of their timers, including the date and time that each timer was started and stopped.</text:p>
            </text:list-item>
            <text:list-item>
              <text:p text:style-name="P28">Describe any options for filtering or sorting the timer history.</text:p>
            </text:list-item>
          </text:list>
        </text:list-item>
      </text:list>
      <text:list xml:id="list233150393718988" text:continue-list="list233151081147894" text:style-name="L8">
        <text:list-item>
          <text:p text:style-name="P17">Setting Up the Database:</text:p>
        </text:list-item>
      </text:list>
      <text:list xml:id="list2438362179" text:style-name="L11">
        <text:list-item>
          <text:list>
            <text:list-item>
              <text:p text:style-name="P32">Explain wahy we need a database on a user commputer instead of running it on a server</text:p>
            </text:list-item>
            <text:list-item>
              <text:p text:style-name="P25"><text:soft-page-break/>Provide instructions for setting up the database that will be used to store user accounts and timer data.</text:p>
            </text:list-item>
            <text:list-item>
              <text:p text:style-name="P25">Explain any requirements or prerequisites for the database, such as specific software or permissions.</text:p>
            </text:list-item>
            <text:list-item>
              <text:p text:style-name="P24">Offer guidance on best practices for configuring and maintaining the database.</text:p>
            </text:list-item>
          </text:list>
        </text:list-item>
      </text:list>
      <text:list xml:id="list233151034022569" text:continue-list="list233150393718988" text:style-name="L8">
        <text:list-item>
          <text:p text:style-name="P17">Changing Account Settings:</text:p>
        </text:list-item>
      </text:list>
      <text:list text:style-name="L13">
        <text:list-item>
          <text:list>
            <text:list-item>
              <text:p text:style-name="P27">Explain how users can change their account settings, such as their password or notification preferences.</text:p>
            </text:list-item>
            <text:list-item>
              <text:p text:style-name="P26">Describe any options for customizing the appearance or behavior of the program.</text:p>
            </text:list-item>
          </text:list>
        </text:list-item>
      </text:list>
      <text:list xml:id="list233149577043707" text:continue-list="list233151034022569" text:style-name="L8">
        <text:list-item>
          <text:p text:style-name="P19">Troubleshooting:</text:p>
          <text:list>
            <text:list-item>
              <text:p text:style-name="P20">Provide a list of common issues that users may encounter when using the Break Timer program.</text:p>
            </text:list-item>
            <text:list-item>
              <text:p text:style-name="P20">Offer solutions or steps for resolving these issues.</text:p>
            </text:list-item>
            <text:list-item>
              <text:p text:style-name="P19">Include contact information for additional help or support.</text:p>
            </text:list-item>
          </text:list>
        </text:list-item>
        <text:list-item>
          <text:p text:style-name="P17"><text:s/>Conclusion:</text:p>
        </text:list-item>
      </text:list>
      <text:list text:style-name="L29">
        <text:list-item>
          <text:list>
            <text:list-item>
              <text:p text:style-name="P43">Summarize the main features and benefits of the Break Timer program.</text:p>
            </text:list-item>
            <text:list-item>
              <text:p text:style-name="P42">Thank users for choosing the program and encourage them to provide feedback or suggestions for improvement.</text:p>
            </text:list-item>
          </text:list>
        </text:list-item>
      </text:list>
      <text:p text:style-name="P16"/>
      <text:p text:style-name="P16"/>
      <text:p text:style-name="P16"/>
      <text:p text:style-name="P16"/>
      <text:p text:style-name="P16"/>
      <text:p text:style-name="P16"/>
      <text:p text:style-name="P16"/>
      <text:p text:style-name="P16"/>
      <text:p text:style-name="P16"/>
      <text:h text:style-name="Heading_20_2" text:outline-level="2"><text:soft-page-break/>Introduction</text:h>
      <text:p text:style-name="Text_20_body">Break Timer is a program that helps users manage their work and break times by setting up customizable timers. Each timer can have its own icon, name, description, work time, and break time. All timers are saved in a database and can be accessed by the user at any time.</text:p>
      <text:h text:style-name="Heading_20_2" text:outline-level="2">Creating an Account</text:h>
      <text:p text:style-name="Text_20_body">To use the Break Timer program, users must first create an account by providing a unique username and password. Once the account is created, users can log in to access their timers and settings.</text:p>
      <text:p text:style-name="Text_20_body">To use Break Timer, you will need to create an account. To do so, follow these steps:</text:p>
      <text:list text:style-name="L1">
        <text:list-item>
          <text:p text:style-name="P7">Open Break Timer and click on the "Don't have an account? Register here” <text:span text:style-name="T1">link.</text:span></text:p>
        </text:list-item>
        <text:list-item>
          <text:p text:style-name="P7">Enter your <text:span text:style-name="T1">first name and your last name and your </text:span>email address and a password.</text:p>
        </text:list-item>
        <text:list-item>
          <text:p text:style-name="P7">Click on the "Sign Up" button.</text:p>
        </text:list-item>
        <text:list-item>
          <text:p text:style-name="P12">The Register window shold be disaoersd and yor new user name and password puted in the login form.</text:p>
        </text:list-item>
        <text:list-item>
          <text:p text:style-name="P6">Click on the <text:span text:style-name="T1">login button to login into yor new account.</text:span></text:p>
        </text:list-item>
      </text:list>
      <text:h text:style-name="Heading_20_2" text:outline-level="2">Creating Timers</text:h>
      <text:p text:style-name="Text_20_body">To create a new timer, users can click the "Create Timer" <text:span text:style-name="T2">or “+” </text:span>button in the main menu. This will open a form where they can enter the following information:</text:p>
      <text:list text:style-name="L5">
        <text:list-item>
          <text:p text:style-name="P14"><text:span text:style-name="Strong_20_Emphasis">Icon:</text:span> Users can choose an icon to represent their timer.</text:p>
        </text:list-item>
        <text:list-item>
          <text:p text:style-name="P14"><text:span text:style-name="Strong_20_Emphasis">Name:</text:span> Users can give their timer a name to help them identify it.</text:p>
        </text:list-item>
        <text:list-item>
          <text:p text:style-name="P14"><text:span text:style-name="Strong_20_Emphasis">Description:</text:span> Users can provide a brief description of their timer to help them remember what it's for.</text:p>
        </text:list-item>
        <text:list-item>
          <text:p text:style-name="P14"><text:span text:style-name="Strong_20_Emphasis">Work Time:</text:span> Users can set the length of the work period for their timer in minutes.</text:p>
        </text:list-item>
        <text:list-item>
          <text:p text:style-name="P13"><text:span text:style-name="Strong_20_Emphasis">Break Time:</text:span> Users can set the length of the break period for their timer in minutes.</text:p>
        </text:list-item>
      </text:list>
      <text:p text:style-name="Text_20_body">Once the form is complete, users can click the "Save" button to add the timer to their list.</text:p>
      <text:h text:style-name="Heading_20_2" text:outline-level="2"/>
      <text:h text:style-name="Heading_20_2" text:outline-level="2"/>
      <text:p text:style-name="Text_20_body"/>
      <text:h text:style-name="Heading_20_2" text:outline-level="2"><text:soft-page-break/></text:h>
      <text:h text:style-name="P2" text:outline-level="2">Using a Timer</text:h>
      <text:p text:style-name="P23">To use a timer, follow these steps:</text:p>
      <text:list xml:id="list3852175951" text:style-name="L4">
        <text:list-item>
          <text:p text:style-name="P10">Log in to your Break Timer account.</text:p>
        </text:list-item>
        <text:list-item>
          <text:p text:style-name="P10">Click on the "Timers" tab.</text:p>
        </text:list-item>
        <text:list-item>
          <text:p text:style-name="P10">Select a timer from the list.</text:p>
        </text:list-item>
        <text:list-item>
          <text:p text:style-name="P10">Click on the "Start" button to begin the timer.</text:p>
        </text:list-item>
        <text:list-item>
          <text:p text:style-name="P10">The timer will count down the work time, and then the break time.</text:p>
        </text:list-item>
        <text:list-item>
          <text:p text:style-name="P11">When the timer is finished, it will alert you.</text:p>
        </text:list-item>
      </text:list>
      <text:h text:style-name="Heading_20_2" text:outline-level="2">Accessing and Editing Timers</text:h>
      <text:p text:style-name="Text_20_body">To access and edit your timers, follow these steps:</text:p>
      <text:list text:style-name="L3">
        <text:list-item>
          <text:p text:style-name="P9">Log in to your Break Timer account.</text:p>
        </text:list-item>
        <text:list-item>
          <text:p text:style-name="P9">Click on the "Timers" tab.</text:p>
        </text:list-item>
        <text:list-item>
          <text:p text:style-name="P9">Select a timer from the list.</text:p>
        </text:list-item>
        <text:list-item>
          <text:p text:style-name="P9">Make any desired changes to the timer's icon, name, description, work time, or break time.</text:p>
        </text:list-item>
        <text:list-item>
          <text:p text:style-name="P8">Click on the "Save" button to update the timer.</text:p>
        </text:list-item>
      </text:list>
      <text:h text:style-name="Heading_20_2" text:outline-level="2">Viewing Timer History</text:h>
      <text:p text:style-name="Text_20_body">Users can view their timer history by clicking the "History" button in the main menu. This will show a list of all the timers that have been completed, including the timer name, start and end times, and the total time spent working and on break.</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oft-page-break/><text:span text:style-name="T5"/></text:p>
      <text:p text:style-name="P23"><text:span text:style-name="T5">Setting Up the Database</text:span></text:p>
      <text:p text:style-name="P31">This software is a trial version that is still under development, and the only purpose that makes you run it is for the purpose of testing or private use, so it does not make sense for us to run a separate database on a server, due to the instability of the design yet</text:p>
      <text:p text:style-name="P31">Here are the steps for setting up the database for the Break Timer program using PostgreSQL:</text:p>
      <text:list text:style-name="L16">
        <text:list-item>
          <text:p text:style-name="P33">Install PostgreSQL:</text:p>
          <text:list>
            <text:list-item>
              <text:p text:style-name="P34">Download and install the latest version of PostgreSQL from the official website (<text:a xlink:type="simple" xlink:href="https://www.postgresql.org/download/" office:target-frame-name="_new" xlink:show="replace" text:style-name="Internet_20_link" text:visited-style-name="Visited_20_Internet_20_Link">https://www.postgresql.org/download/</text:a>).</text:p>
            </text:list-item>
            <text:list-item>
              <text:p text:style-name="P34">Follow the instructions provided by the installation wizard to complete the setup process.</text:p>
            </text:list-item>
          </text:list>
        </text:list-item>
        <text:list-item>
          <text:p text:style-name="P33">Create a User and a Database:</text:p>
          <text:list>
            <text:list-item>
              <text:p text:style-name="P34">Start the PostgreSQL command line interface (CLI) by running the <text:span text:style-name="Source_20_Text">psql</text:span> command.</text:p>
            </text:list-item>
            <text:list-item>
              <text:p text:style-name="P33">Create a new user called "anas" by running the following command:</text:p>
            </text:list-item>
          </text:list>
        </text:list-item>
      </text:list>
      <text:list text:style-name="L17">
        <text:list-item>
          <text:p text:style-name="P3"><text:span text:style-name="Source_20_Text"><text:span text:style-name="T6">CREATE USER anas WITH PASSWORD '';</text:span></text:span></text:p>
        </text:list-item>
      </text:list>
      <text:list text:style-name="L18">
        <text:list-item>
          <text:p text:style-name="P35">Create a new database called "break_timer" by running the following command:</text:p>
        </text:list-item>
      </text:list>
      <text:list text:style-name="L20">
        <text:list-item>
          <text:p text:style-name="P4"><text:span text:style-name="Source_20_Text"><text:span text:style-name="T6">CREATE DATABASE break_timer;</text:span></text:span></text:p>
        </text:list-item>
      </text:list>
      <text:list text:style-name="L21">
        <text:list-item>
          <text:p text:style-name="P36">Connect to the Database and Run a <text:span text:style-name="T4">Create tabels qurey</text:span>:</text:p>
        </text:list-item>
      </text:list>
      <text:list text:style-name="L22">
        <text:list-item>
          <text:p text:style-name="P37">Connect to the "break_timer" database by running the following command:</text:p>
        </text:list-item>
      </text:list>
      <text:list text:style-name="L23">
        <text:list-item>
          <text:p text:style-name="P5"><text:span text:style-name="Source_20_Text"><text:span text:style-name="T6">\c break_timer</text:span></text:span></text:p>
        </text:list-item>
      </text:list>
      <text:list text:style-name="L24">
        <text:list-item>
          <text:p text:style-name="P38">Run a custom query on the database by typing it into the CLI and pressing Enter.<text:a xlink:type="simple" xlink:href="https://github.com/anaselgarhy/BreakTimer/blob/master/db/create_tabels.psql" text:style-name="Internet_20_link" text:visited-style-name="Visited_20_Internet_20_Link"> <text:span text:style-name="T4">The Query</text:span></text:a></text:p>
        </text:list-item>
      </text:list>
      <text:h text:style-name="Heading_20_2" text:outline-level="2">Changing Account Settings</text:h>
      <text:p text:style-name="Text_20_body">Users can change their account settings by clicking the "Settings" button in the main menu. From this page, they can update their username, password, and other account information.</text:p>
      <text:p text:style-name="Text_20_body">I hope this documentation helps you understand the features and functionality of the Break Timer program. Let me know if you have any questions or need further clarification.</text:p>
      <text:p text:style-name="Text_20_body"/>
      <text:h text:style-name="Heading_20_2" text:outline-level="2"><text:soft-page-break/></text:h>
      <text:p text:style-name="P30">Troubleshooting</text:p>
      <text:list xml:id="list3114157739" text:style-name="L27">
        <text:list-item>
          <text:p text:style-name="P39">Problem: I am unable to create an account.</text:p>
          <text:list>
            <text:list-item>
              <text:p text:style-name="P40">Solution: Check that you have entered all required information correctly and that you are using a unique email address. If the issue persists, <text:span text:style-name="T7">Check from the database and make shure a postgressql is running </text:span>. If you are still unable to create an account, contact support for assistance.</text:p>
            </text:list-item>
          </text:list>
        </text:list-item>
        <text:list-item>
          <text:p text:style-name="P39">Problem: I am unable to log in to my account.</text:p>
          <text:list>
            <text:list-item>
              <text:p text:style-name="P41">Solution: Check that you are entering the correct email address and password. <text:span text:style-name="T7">Check from the database and make shure a postgressql is running </text:span>. If the issue persists, contact support for assistance.</text:p>
            </text:list-item>
          </text:list>
        </text:list-item>
        <text:list-item>
          <text:p text:style-name="P39">Problem: I am unable to create or edit a timer.</text:p>
          <text:list>
            <text:list-item>
              <text:p text:style-name="P41">Solution: Check that you are entering all required information correctly, including a name, work time, and break time. If the issue persists, <text:span text:style-name="T7">Check from the database and make shure a postgressql is running</text:span>. If the issue still occurs, contact support for assistance.</text:p>
            </text:list-item>
          </text:list>
        </text:list-item>
        <text:list-item>
          <text:p text:style-name="P39">Problem: I am not receiving notifications or alerts when a timer finishes or a break begins.</text:p>
          <text:list>
            <text:list-item>
              <text:p text:style-name="P39">Solution: Check that your notification settings are enabled and that you have allowed the Break Timer program to send notifications. If the issue persists, try restarting the program or your device. If the issue still occurs, contact support for assistance.</text:p>
            </text:list-item>
          </text:list>
        </text:list-item>
      </text:list>
      <text:h text:style-name="Heading_20_2" text:outline-level="2">Conclusion</text:h>
      <text:p text:style-name="Text_20_body">Break Timer is a convenient and customizable tool for managing your work and break times. With the ability to create unlimited timers and save them in a database, you can easily keep track of your time and stay productiv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svg:font-family="'Noto Kufi Arabic'"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egoe UI" svg:font-family="'Segoe UI'"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Noto Kufi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3T23:31:48.916525976</dc:date>
    <meta:editing-duration>PT1H54M36S</meta:editing-duration>
    <meta:editing-cycles>6</meta:editing-cycles>
    <meta:generator>LibreOffice/7.4.3.2$Linux_X86_64 LibreOffice_project/40$Build-2</meta:generator>
    <meta:document-statistic meta:table-count="0" meta:image-count="0" meta:object-count="0" meta:page-count="7" meta:paragraph-count="110" meta:word-count="1473" meta:character-count="8268" meta:non-whitespace-character-count="6983"/>
  </office:meta>
</office:document-meta>
</file>